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ableColumn3" style:family="table-column">
      <style:table-column-properties style:column-width="3.1465in"/>
    </style:style>
    <style:style style:name="TableColumn4" style:family="table-column">
      <style:table-column-properties style:column-width="3.1465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27" style:parent-style-name="notion-enable-hover" style:family="text">
      <style:text-properties fo:font-weight="bold" style:font-weight-asian="bold" style:font-weight-complex="bold"/>
    </style:style>
    <style:style style:name="P28" style:parent-style-name="Paragraphedeliste" style:list-style-name="LFO2" style:family="paragraph">
      <style:paragraph-properties fo:margin-bottom="0in" fo:line-height="100%"/>
    </style:style>
    <style:style style:name="P29" style:parent-style-name="Paragraphedeliste" style:list-style-name="LFO2" style:family="paragraph">
      <style:paragraph-properties fo:margin-bottom="0in" fo:line-height="100%"/>
    </style:style>
    <style:style style:name="P30" style:parent-style-name="Paragraphedeliste" style:list-style-name="LFO2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33" style:parent-style-name="notion-enable-hover" style:family="text">
      <style:text-properties fo:font-weight="bold" style:font-weight-asian="bold" style:font-weight-complex="bold"/>
    </style:style>
    <style:style style:name="P34" style:parent-style-name="Paragraphedeliste" style:list-style-name="LFO2" style:family="paragraph">
      <style:paragraph-properties fo:margin-bottom="0in" fo:line-height="100%"/>
    </style:style>
    <style:style style:name="P35" style:parent-style-name="Paragraphedeliste" style:list-style-name="LFO2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38" style:parent-style-name="notion-enable-hover" style:family="text">
      <style:text-properties fo:font-weight="bold" style:font-weight-asian="bold" style:font-weight-complex="bold"/>
    </style:style>
    <style:style style:name="P39" style:parent-style-name="Paragraphedeliste" style:list-style-name="LFO2" style:family="paragraph">
      <style:paragraph-properties fo:margin-bottom="0in" fo:line-height="100%"/>
    </style:style>
    <style:style style:name="P40" style:parent-style-name="Paragraphedeliste" style:list-style-name="LFO2" style:family="paragraph">
      <style:paragraph-properties fo:margin-bottom="0in" fo:line-height="100%"/>
    </style:style>
    <style:style style:name="P41" style:parent-style-name="Paragraphedeliste" style:list-style-name="LFO2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44" style:parent-style-name="notion-enable-hover" style:family="text">
      <style:text-properties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7" style:parent-style-name="Paragraphedeliste" style:list-style-name="LFO1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9" style:parent-style-name="Paragraphedeliste" style:list-style-name="LFO1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52" style:parent-style-name="notion-enable-hover" style:family="text">
      <style:text-properties fo:font-weight="bold" style:font-weight-asian="bold" style:font-weight-complex="bold"/>
    </style:style>
    <style:style style:name="P53" style:parent-style-name="Paragraphedeliste" style:list-style-name="LFO1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56" style:parent-style-name="notion-enable-hover" style:family="text">
      <style:text-properties fo:font-weight="bold" style:font-weight-asian="bold" style:font-weight-complex="bold"/>
    </style:style>
    <style:style style:name="P57" style:parent-style-name="Paragraphedeliste" style:list-style-name="LFO1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notion-enable-hover" style:family="text">
      <style:text-properties fo:font-weight="bold" style:font-weight-asian="bold" style:font-weight-complex="bold"/>
    </style:style>
    <style:style style:name="P61" style:parent-style-name="Paragraphedeliste" style:list-style-name="LFO1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64" style:parent-style-name="notion-enable-hover" style:family="text">
      <style:text-properties fo:font-weight="bold" style:font-weight-asian="bold" style:font-weight-complex="bold"/>
    </style:style>
    <style:style style:name="P65" style:parent-style-name="Paragraphedeliste" style:list-style-name="LFO1" style:family="paragraph">
      <style:paragraph-properties fo:margin-bottom="0in" fo:line-height="100%"/>
    </style:style>
    <style:style style:name="P66" style:parent-style-name="Paragraphedeliste" style:list-style-name="LFO1" style:family="paragraph">
      <style:paragraph-properties fo:margin-bottom="0in" fo:line-height="100%"/>
    </style:style>
  </office:automatic-styles>
  <office:body>
    <office:text text:use-soft-page-breaks="true">
      <text:p text:style-name="P1">PEST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iagnostic externe<text:s/>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Opportunités<text:s/></text:p>
          </table:table-cell>
          <table:table-cell table:style-name="TableCell13">
            <text:p text:style-name="P14">Menaces</text:p>
          </table:table-cell>
        </table:table-row>
        <table:table-row table:style-name="TableRow15">
          <table:table-cell table:style-name="TableCell16">
            <text:p text:style-name="P17">MACRO ENVIRONEMENT (PESTEL)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Politique</text:p>
            <text:p text:style-name="P23"/>
            <text:p text:style-name="P24">Economique</text:p>
            <text:p text:style-name="P25"/>
            <text:p text:style-name="P26"><text:span text:style-name="T27">Socioculturel</text:span></text:p>
            <text:list text:style-name="LFO2" text:continue-numbering="true">
              <text:list-item>
                <text:p text:style-name="P28">D’après ce que l’on peut voir dans les publicités Disneyland Paris, la ciblé visée est les foyers de classe moyenne avec des enfants de 3-12 ans</text:p>
              </text:list-item>
              <text:list-item>
                <text:p text:style-name="P29">Les enfants de 3-12 ans est aussi la cible de beaucoup de films d’animation produit par Disney (bien que Disney dans son ensemble soit maintenant très diversifié grâce aux autres licences possédés par Disney)</text:p>
              </text:list-item>
              <text:list-item>
                <text:p text:style-name="P30">En 2021, 93 % des foyers français ont accès à internet (selon l’Insee), c’est donc un très bon moyen pour se développer, via la vente de billets en ligne</text:p>
              </text:list-item>
            </text:list>
            <text:p text:style-name="P31"/>
            <text:p text:style-name="P32"><text:span text:style-name="T33">Technologique</text:span></text:p>
            <text:list text:style-name="LFO2" text:continue-numbering="true">
              <text:list-item>
                <text:p text:style-name="P34">Disney prend très à cœur l’innovation dans le monde de l’animation. Ils sont par exemple à l’origine du label “Disney Digital 3-D”</text:p>
              </text:list-item>
              <text:list-item>
                <text:p text:style-name="P35">Disney est aussi très intéressé par le Streaming légal de ses produits et crée la plateforme Disney+ en novembre 2019 et est aujourd’hui un des services de Streaming les plus populaire</text:p>
              </text:list-item>
            </text:list>
            <text:p text:style-name="P36"/>
            <text:p text:style-name="P37"><text:span text:style-name="T38">Écologique</text:span></text:p>
            <text:list text:style-name="LFO2" text:continue-numbering="true">
              <text:list-item>
                <text:p text:style-name="P39">Disney est une entreprise eco-friendly<text:s/></text:p>
              </text:list-item>
              <text:list-item>
                <text:p text:style-name="P40">Energie renouvelable : Elle fait partie des premières entreprise à mettre en place les ombrières en panneaux photovoltaïque</text:p>
              </text:list-item>
              <text:list-item>
                <text:p text:style-name="P41">Le tri est très important pour Disney ainsi que la revalorisation des déchets de manière générale</text:p>
              </text:list-item>
            </text:list>
            <text:p text:style-name="P42"/>
            <text:p text:style-name="P43"><text:span text:style-name="T44">Légal</text:span></text:p>
          </table:table-cell>
          <table:table-cell table:style-name="TableCell45">
            <text:p text:style-name="P46">Politique</text:p>
            <text:list text:style-name="LFO1" text:continue-numbering="true">
              <text:list-item>
                <text:p text:style-name="P47">La crise du covid 19 et maintenant la guerre et d’inflation dissuadent ou empêchent les touristes de venir passer du temps dans les parcs d’attraction (14.990 Million de visiteurs à Disneyland Paris en 2019, 4.030 en 2020 et 5.384 en 2021 soit une baisse de 64% entre 2019 et 2021)</text:p>
              </text:list-item>
            </text:list>
            <text:p text:style-name="P48">Economique</text:p>
            <text:list text:style-name="LFO1" text:continue-numbering="true">
              <text:list-item>
                <text:p text:style-name="P49">Le contexte économique de ses dernières années n’est pas favorable à la venue de beaucoup de visiteurs. En effet, a cause de la crise covid puis de la guerre en Ukraine, les potentiels clients restent sur leurs gardes et économisent</text:p>
              </text:list-item>
            </text:list>
            <text:p text:style-name="P50"/>
            <text:p text:style-name="P51"><text:span text:style-name="T52">Socioculturel</text:span></text:p>
            <text:list text:style-name="LFO1" text:continue-numbering="true">
              <text:list-item>
                <text:p text:style-name="P53">Les films d’animations Disney sont de moins en moins populaire dû à l’importante présence d’autres sources de divertissement</text:p>
              </text:list-item>
            </text:list>
            <text:p text:style-name="P54"/>
            <text:p text:style-name="P55"><text:span text:style-name="T56">Technologique</text:span></text:p>
            <text:list text:style-name="LFO1" text:continue-numbering="true">
              <text:list-item>
                <text:p text:style-name="P57">19.000 tonnes de déchets en 2018 (soit l’équivalant d’une ville de 40.000 habitants)</text:p>
              </text:list-item>
            </text:list>
            <text:p text:style-name="P58"/>
            <text:p text:style-name="P59"><text:span text:style-name="T60">Écologique</text:span></text:p>
            <text:list text:style-name="LFO1" text:continue-numbering="true">
              <text:list-item>
                <text:p text:style-name="P61">19.000 tonnes de déchets en 2018 (soit l’équivalant d’une ville de 40.000 habitants)</text:p>
              </text:list-item>
            </text:list>
            <text:p text:style-name="P62"/>
            <text:p text:style-name="P63"><text:span text:style-name="T64">Légal</text:span></text:p>
            <text:list text:style-name="LFO1" text:continue-numbering="true">
              <text:list-item>
                <text:p text:style-name="P65">Disney doit faire face aux problèmes lié au piratage et Streaming de leurs films et séries</text:p>
              </text:list-item>
              <text:list-item>
                <text:p text:style-name="P66">Beaucoup de produits dérivés n’ont pas de licence officielle et donc sont vendus illégalement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tion-enable-hover" style:display-name="notion-enable-hove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 fo:font-weight="normal" style:font-weight-asian="norm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IA BEGUIN</meta:initial-creator>
    <dc:creator>EMILIA BEGUIN</dc:creator>
    <meta:creation-date>2022-12-13T10:10:00Z</meta:creation-date>
    <dc:date>2022-12-13T10:10:00Z</dc:date>
    <meta:template xlink:href="Normal.dotm" xlink:type="simple"/>
    <meta:editing-cycles>2</meta:editing-cycles>
    <meta:editing-duration>PT0S</meta:editing-duration>
    <meta:document-statistic meta:page-count="1" meta:paragraph-count="4" meta:word-count="354" meta:character-count="2303" meta:row-count="16" meta:non-whitespace-character-count="1953"/>
  </office:meta>
</office:document-meta>
</file>